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C3446C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312cm" fo:margin-left="1.201cm" table:align="left"/>
    </style:style>
    <style:style style:name="Tabela1.A" style:family="table-column">
      <style:table-column-properties style:column-width="7.31cm"/>
    </style:style>
    <style:style style:name="Tabela1.B" style:family="table-column">
      <style:table-column-properties style:column-width="8.0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style style:name="P2" style:family="paragraph" style:parent-style-name="Preformatted_20_Text">
      <style:text-properties style:font-name="Calibri Light" fo:font-size="14pt" officeooo:rsid="00177d69" officeooo:paragraph-rsid="001b0820" style:font-size-asian="14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Calibri Light" fo:font-size="14pt" officeooo:rsid="001b0820" officeooo:paragraph-rsid="001b0820" style:font-size-asian="14pt" style:font-size-complex="14pt"/>
    </style:style>
    <style:style style:name="P4" style:family="paragraph" style:parent-style-name="Preformatted_20_Text">
      <style:paragraph-properties fo:text-align="center" style:justify-single-word="false"/>
      <style:text-properties style:font-name="Calibri Light" fo:font-size="22pt" fo:font-weight="bold" officeooo:rsid="001b0820" officeooo:paragraph-rsid="001b0820" style:font-size-asian="22pt" style:font-weight-asian="bold" style:font-size-complex="2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officeooo:paragraph-rsid="002b1d44"/>
    </style:style>
    <style:style style:name="P6" style:family="paragraph" style:parent-style-name="Preformatted_20_Text">
      <style:paragraph-properties fo:margin-left="1.251cm" fo:margin-right="0cm" fo:line-height="100%" fo:text-align="start" style:justify-single-word="false" fo:text-indent="0cm" style:auto-text-indent="false"/>
      <style:text-properties style:font-name="Calibri Light" fo:font-size="14pt" officeooo:rsid="00177d69" officeooo:paragraph-rsid="001b0820" style:font-size-asian="14pt" style:font-size-complex="14pt"/>
    </style:style>
    <style:style style:name="P7" style:family="paragraph" style:parent-style-name="Preformatted_20_Text">
      <style:paragraph-properties fo:margin-left="1.251cm" fo:margin-right="0cm" fo:line-height="100%" fo:text-align="start" style:justify-single-word="false" fo:text-indent="0cm" style:auto-text-indent="false"/>
      <style:text-properties style:font-name="Calibri Light" fo:font-size="14pt" officeooo:rsid="00177d69" officeooo:paragraph-rsid="0021c3e1" style:font-size-asian="14pt" style:font-size-complex="14pt"/>
    </style:style>
    <style:style style:name="P8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alibri Light" fo:font-size="14pt" officeooo:rsid="00177d69" officeooo:paragraph-rsid="001b0820" style:font-size-asian="14pt" style:font-size-complex="14pt"/>
    </style:style>
    <style:style style:name="P9" style:family="paragraph" style:parent-style-name="Preformatted_20_Text">
      <style:paragraph-properties fo:margin-left="1.251cm" fo:margin-right="0cm" fo:line-height="100%" fo:text-align="start" style:justify-single-word="false" fo:text-indent="0cm" style:auto-text-indent="false"/>
      <style:text-properties style:font-name="Calibri Light" fo:font-size="14pt" officeooo:rsid="002fc4eb" officeooo:paragraph-rsid="001b0820" style:font-size-asian="14pt" style:font-size-complex="14pt"/>
    </style:style>
    <style:style style:name="P10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alibri Light" fo:font-size="14pt" officeooo:rsid="0033ee1a" officeooo:paragraph-rsid="0033ee1a" style:font-size-asian="14pt" style:font-size-complex="14pt"/>
    </style:style>
    <style:style style:name="P11" style:family="paragraph" style:parent-style-name="Preformatted_20_Text" style:list-style-name="L1">
      <style:text-properties style:font-name="Calibri Light" fo:font-size="14pt" fo:font-style="normal" fo:font-weight="bold" officeooo:rsid="00177d69" officeooo:paragraph-rsid="003e28d6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style:font-name="Calibri Light" fo:font-size="14pt" officeooo:rsid="003e28d6" officeooo:paragraph-rsid="003e28d6" style:font-size-asian="14pt" style:font-size-complex="14pt"/>
    </style:style>
    <style:style style:name="P1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alibri Light" fo:font-size="14pt" officeooo:rsid="003faa8c" officeooo:paragraph-rsid="003faa8c" style:font-size-asian="14pt" style:font-size-complex="14pt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Calibri Light" fo:font-size="14pt" officeooo:rsid="003faa8c" officeooo:paragraph-rsid="001b0820" style:font-size-asian="14pt" style:font-size-complex="14pt"/>
    </style:style>
    <style:style style:name="P1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alibri Light" fo:font-size="14pt" officeooo:rsid="003faa8c" officeooo:paragraph-rsid="003faa8c" style:font-size-asian="14pt" style:font-size-complex="14pt"/>
    </style:style>
    <style:style style:name="T1" style:family="text">
      <style:text-properties officeooo:rsid="001bbf51"/>
    </style:style>
    <style:style style:name="T2" style:family="text">
      <style:text-properties officeooo:rsid="0021c3e1"/>
    </style:style>
    <style:style style:name="T3" style:family="text">
      <style:text-properties officeooo:rsid="002eaa0c"/>
    </style:style>
    <style:style style:name="T4" style:family="text">
      <style:text-properties officeooo:rsid="002fc4eb"/>
    </style:style>
    <style:style style:name="T5" style:family="text">
      <style:text-properties officeooo:rsid="00317cbe"/>
    </style:style>
    <style:style style:name="T6" style:family="text">
      <style:text-properties style:font-name="Calibri Light" fo:font-size="14pt" officeooo:rsid="00177d69" style:font-size-asian="14pt" style:font-size-complex="14pt"/>
    </style:style>
    <style:style style:name="T7" style:family="text">
      <style:text-properties style:font-name="Calibri Light" fo:font-size="14pt" officeooo:rsid="002eaa0c" style:font-size-asian="14pt" style:font-size-complex="14pt"/>
    </style:style>
    <style:style style:name="T8" style:family="text">
      <style:text-properties style:font-name="Calibri Light" fo:font-size="14pt" officeooo:rsid="001fe44c" style:font-size-asian="14pt" style:font-size-complex="14pt"/>
    </style:style>
    <style:style style:name="T9" style:family="text">
      <style:text-properties style:font-name="Calibri Light" fo:font-size="14pt" officeooo:rsid="0033c151" style:font-size-asian="14pt" style:font-size-complex="14pt"/>
    </style:style>
    <style:style style:name="T10" style:family="text">
      <style:text-properties style:font-name="Calibri Light" fo:font-size="14pt" officeooo:rsid="003ced97" style:font-size-asian="14pt" style:font-size-complex="14pt"/>
    </style:style>
    <style:style style:name="T11" style:family="text">
      <style:text-properties officeooo:rsid="00358157"/>
    </style:style>
    <style:style style:name="T12" style:family="text">
      <style:text-properties officeooo:rsid="003c4c1a"/>
    </style:style>
    <style:style style:name="T13" style:family="text">
      <style:text-properties officeooo:rsid="003e28d6"/>
    </style:style>
    <style:style style:name="T14" style:family="text">
      <style:text-properties officeooo:rsid="003ff5f3"/>
    </style:style>
    <style:style style:name="T15" style:family="text">
      <style:text-properties officeooo:rsid="00417251"/>
    </style:style>
    <style:style style:name="T16" style:family="text">
      <style:text-properties officeooo:rsid="0042541b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ScopeFun O</text:span>scil<text:span text:style-name="T3">l</text:span>oscope</text:p>
      <text:p text:style-name="P3"/>
      <text:p text:style-name="P5"><text:span text:style-name="T6">This open source oscil</text:span><text:span text:style-name="T7">l</text:span><text:span text:style-name="T6">oscope if completely open source. This means software( </text:span><text:span text:style-name="T8">GPL v3.0 license</text:span><text:span text:style-name="T6"> ), hardware( </text:span><text:span text:style-name="T8">CERN Open hardware license</text:span><text:span text:style-name="T6"> ) and firmware( </text:span><text:span text:style-name="T8">GPL v3.0 license</text:span><text:span text:style-name="T6"> ). All source packages can b</text:span><text:span text:style-name="T10">e </text:span><text:span text:style-name="T6">downloaded at </text:span><text:a xlink:type="simple" xlink:href="http://www.scopefun.com./" text:style-name="Internet_20_link" text:visited-style-name="Visited_20_Internet_20_Link"><text:span text:style-name="T9">http://www.scopefun.com./</text:span></text:a></text:p>
      <text:p text:style-name="P2"/>
      <text:list xml:id="list5553237647157799036" text:style-name="L1">
        <text:list-item>
          <text:p text:style-name="P11">The oscil<text:span text:style-name="T3">l</text:span>oscope software( executable ) is licensed under <text:span text:style-name="T13">GNU General Public License</text:span> version 3.0 <text:span text:style-name="T13">( GPLv3 for short)</text:span>. <text:span text:style-name="T13">See COPYING.TXT for details.</text:span></text:p>
        </text:list-item>
      </text:list>
      <text:p text:style-name="P2"/>
      <text:p text:style-name="P12">Oscilloscope source code is located in the ./source folder and is licensed under GPLv3 license.</text:p>
      <text:p text:style-name="P8"/>
      <text:p text:style-name="P13">It is build using libraries which are in the ./lib folder.<text:line-break/>The<text:span text:style-name="T14">y are all </text:span>GPLv3 compatible. <text:span text:style-name="T15">Their licenses are:</text:span>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./<text:span text:style-name="T2">lib/</text:span>cJSO<text:span text:style-name="T1">N</text:span></text:p>
          </table:table-cell>
          <table:table-cell table:style-name="Tabela1.B1" office:value-type="string">
            <text:p text:style-name="P6">MIT <text:span text:style-name="T12">type</text:span></text:p>
          </table:table-cell>
        </table:table-row>
        <table:table-row>
          <table:table-cell table:style-name="Tabela1.A2" office:value-type="string">
            <text:p text:style-name="P7">./<text:span text:style-name="T2">lib/</text:span>glew-1.1<text:span text:style-name="T5">3</text:span>.0</text:p>
          </table:table-cell>
          <table:table-cell table:style-name="Tabela1.B2" office:value-type="string">
            <text:p text:style-name="P6"><text:span text:style-name="T4">BSD – 3 clause</text:span> </text:p>
          </table:table-cell>
        </table:table-row>
        <table:table-row>
          <table:table-cell table:style-name="Tabela1.A2" office:value-type="string">
            <text:p text:style-name="P7">./<text:span text:style-name="T2">lib/</text:span>libusb-1.0.<text:span text:style-name="T5">20</text:span> </text:p>
          </table:table-cell>
          <table:table-cell table:style-name="Tabela1.B2" office:value-type="string">
            <text:p text:style-name="P6">GPL Lesser version 2.1 <text:span text:style-name="T11">or later</text:span></text:p>
          </table:table-cell>
        </table:table-row>
        <table:table-row>
          <table:table-cell table:style-name="Tabela1.A2" office:value-type="string">
            <text:p text:style-name="P7">./<text:span text:style-name="T2">lib/</text:span>SDL2-2.0.<text:span text:style-name="T5">4</text:span></text:p>
          </table:table-cell>
          <table:table-cell table:style-name="Tabela1.B2" office:value-type="string">
            <text:p text:style-name="P6">MIT <text:span text:style-name="T12">type</text:span></text:p>
          </table:table-cell>
        </table:table-row>
        <table:table-row>
          <table:table-cell table:style-name="Tabela1.A2" office:value-type="string">
            <text:p text:style-name="P7">./<text:span text:style-name="T2">lib/</text:span>wxWidgets-3.0.<text:span text:style-name="T5">2</text:span></text:p>
          </table:table-cell>
          <table:table-cell table:style-name="Tabela1.B2" office:value-type="string">
            <text:p text:style-name="P6">GPL version 2 or later</text:p>
          </table:table-cell>
        </table:table-row>
        <table:table-row>
          <table:table-cell table:style-name="Tabela1.A2" office:value-type="string">
            <text:p text:style-name="P7">./<text:span text:style-name="T2">lib/</text:span>kissfft-130</text:p>
          </table:table-cell>
          <table:table-cell table:style-name="Tabela1.B2" office:value-type="string">
            <text:p text:style-name="P9">BSD – 3 clause</text:p>
          </table:table-cell>
        </table:table-row>
      </table:table>
      <text:p text:style-name="P14"/>
      <text:p text:style-name="P13">All shader code is located under ./bin/data/shader21 folder and ./bin/data/shader32 folder. It is licensed under GPLv3 l<text:span text:style-name="T16">icen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C3446CF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999cm" fo:margin-left="0cm" fo:margin-right="0cm" fo:margin-bottom="0.499cm" style:shadow="none" style:dynamic-spacing="false" draw:fill="bitmap" draw:fill-image-name="Bitmap_20_1" style:repeat="no-repeat" draw:fill-image-ref-point="center">
          <style:background-image xlink:href="Pictures/100002010000010000000100C3446CF6.png" xlink:type="simple" xlink:actuate="onLoad" style:repeat="stretch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6-07-28T19:13:15.124000000</dc:date>
    <meta:editing-duration>PT9H49M37S</meta:editing-duration>
    <meta:editing-cycles>84</meta:editing-cycles>
    <meta:generator>LibreOffice/4.4.5.2$Windows_x86 LibreOffice_project/a22f674fd25a3b6f45bdebf25400ed2adff0ff99</meta:generator>
    <meta:document-statistic meta:table-count="1" meta:image-count="0" meta:object-count="0" meta:page-count="1" meta:paragraph-count="18" meta:word-count="138" meta:character-count="935" meta:non-whitespace-character-count="812"/>
  </office:meta>
</office:document-meta>
</file>